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T1"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Zusammenfassung in einem Satz:</text:p>
      <text:p text:style-name="Text_20_body">Der Auftragsmörder Tom verliebt sich in sein nächstes Opfer, das er verschont und dadurch selbst gejagt wird, sodass die beiden zusammen auf der Flucht sind.</text:p>
      <text:p text:style-name="Text_20_body">1.Akt: </text:p>
      <text:p text:style-name="Text_20_body">Tom bekommt einen neuen Auftrag, aber bei de Beschattung seines Opfers verliebt er sich in sie.</text:p>
      <text:p text:style-name="Text_20_body"/>
      <text:p text:style-name="Text_20_body">2.Akt:</text:p>
      <text:p text:style-name="Text_20_body">Statt der Frau erschießt er den Auftraggeber und macht sich damit dessen Frau zum Feind, die nun auf beide Jagt macht.</text:p>
      <text:p text:style-name="Text_20_body"/>
      <text:p text:style-name="Text_20_body">3.Akt:</text:p>
      <text:p text:style-name="Text_20_body">Tom und Antonia werden von der bösen Frau gestellt, aber das stellt sich als ihre Falle heraus und sie obsiegen.</text:p>
      <text:p text:style-name="Text_20_body"/>
      <text:p text:style-name="Text_20_body">WER HAT DEN MORD VERANLASST UND WARUM?</text:p>
      <text:list xml:id="list3415454405565245402" text:style-name="L1">
        <text:list-item>
          <text:p text:style-name="P1">sie ist eine wichtige Zeugin und will vor Gericht aussagen</text:p>
        </text:list-item>
        <text:list-item>
          <text:p text:style-name="P1"/>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Ein Mann tötet seine Frau, eine Lehrerin sieht das Ganze.</text:p>
      <text:p text:style-name="Text_20_body">Ursprünglich war Tom bei einer Sonderabteilung beim Militär, ähnlich wie die navy seal, aber nach seiner Ausbildung dort, verließ er den Trupp, weil dieses Leben absolute Einsamkeit bedeutet hätte. Niemals hätte er heiraten und eine Familie gründen kommen. Statt allerdings einen „normalen“ Beruf zu ergreifen, entschloss er sich sein Geld freiberuflich zu verdienen, wobei er von seinen Talenten gebrauch machen konnte. Seit ein paar Jahren nun ist Tom bereits ein Auftragsmörder, der seine Aufträge anonym über das Darknet bekommt. Jeder mit einem Tor Browser kann seine Dienste in Anspruch nehmen. Kaum hat er den letzten Fall (im warsten Sinne des wortes) erledigt, bekommt er auch schon einen neuen Auftrag. Dabei handelt es sich um eine Frau in seinem Alter. Also macht er sich an die Arbeit und beschattet sie. Ihm fällt sofort auf, wie attraktiv sie ist. Endlich ein hübsches Opfer denkt er und erweitert die Quellen für seine Rechersche. Er bricht in ihre Wohnung ein und installiert versteckte Kameras und Mikrofone, wodurch er sie rund um die Uhr belauschen kann. Sie ist Grundschullehrerin, geschieden und unglaublich süß. Je mehr er über sein eigentliches Opfer herausfindet, desto mehr missfällt ihm der Gedanke die Frau ermorden zu müssen. Es kommt ihm falsch vor, ein so liebenswürdiges Ding zu ermorden und stellt Nachforschungen über den Auftraggeber an. Wer um alles in der Welt wollte sie so dringend erledigt wissen, immerhin kostete das ganze 20000€. Zufällig beobachtete er wie sie sie sich des öfteren mit einem Anwalt traf. Aus den Gesprächen ging hervor, dass sie eine wichtige Zeugin in einem Mordfall war. Bingo! Er sammelte Informationen über den Fall und fand heraus, dass ein Polizist im Verdacht stand, seine Frau ermordet zu haben. Toms Opfer ist die Lehrerin der gemeinsamen Tochter des Polizisten und der toten Frau und hat irgendwas gesehen. Für Tom war nun klar, dass er die Lehrerin zum Schweigen bringen wollte, um sich vor dem Gefängnis zu bewahren. Tom will sie retten, weiß aber, dass er ihr nicht einfach alles erzählen kann. Während er noch pberlegt und dabei observiert, beobachtet er nachts eine dubiose Gestallt. Diese Gestallt schleicht um das Haus herum, aber geht dabei behutsam vor. Toms erfahrener Blick sieht einen Profi am Werke, den man nur von dem Dach gegenüber des Hauses der Lehrerin sehen konnte, also da wo sich Tom positioniert hatte, um Sie durch die Fenster im Blick zu behalten. Jetzt ist schnelles Handeln gefragt. Der Fremde war bereits elegant über den Zaun geklettert, ohne Krach oder Spuren zu hinterlassen. Sein Ziel war offensichtlich die Lehrerin zu töten. Wahrscheinlich hatte der Auftraggeber die Gedult mit Tom verlohren und einen weiteren Auftragsmörder angeheurt. Tom hatte zwar eine Pistole samt Schalldämpfer dabei, aber er war zu weit entfernt, um den eindrinhling sicher treffen zu können. Tom eilt auf die Straße und kann gerade noch mit ansehen, wie der Mann durch ein eingebrochenes Fenster stieg. Tom rannte über die Straße in das Haus und kämpft vor den Augen der Lehrerin mit dem anderem. Beide sind gut ausgebildet und kämpfen hart. Letzten endes gelingt es Tom den Fremden, bei dem es sich um einen Polizisten handelt, zu überwältigen. Dieser flieht und Tom bleibt allein bei der Lehrerin zurück. Er erzählt ihr die ganze Wahrheit. Sie hat erst Angst und traut Tom nicht und will die Polizei rufen, aber Tom kann sie überreden das nicht zu tun, indem er ihr die Marke zeigt, die der Angreifer unfreiwillig hinterlassen hatte. Sie fliehen in Toms Wohnung, in der sie sich sicher glauben. Nach ihnen wird gefahndet. Sie telefonieren mit dem Anwalt und vereinbaren ein Treffen, um das weitere Vorgehen zu planen, denn sie will weiterhin aussagen und vielleicht kann er ihnen auch helfen. Tom hält davon nichts aber mangel besseren plans lässt er sich trotz schlechten Gefühls bei der Sache darauf ein. Sie treffen sich mit dem Anwalt in einem Caf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Kapitel 1</text:p>
      <text:p text:style-name="Text_20_body">Als Sven in den frühen Morgenstunden endlich aus dem Casino geschmissen wurde, erbrach er sich umgehend an eine Laterne gelehnt auf den Boden. Den dritten oder vierten Tag in Folge hatte er sich nun schon an den Rande der Besinnungslosigkeit gesoffen, aber warum auch nicht dachte er. Immerhin waren ein fünfstelliger spontaner Gelderwerb doch ein Grund zum Feiern. Bisher hatte er bei seinen Sportwetten nicht sonderlich erfolgreich abschneiden können, deshalb konnte er sein Glück kaum fassen, als er vor einer Woche durch den Sieg des Underdogs Geld im Wert eines Neuwagens gewann. Allerdings hatte er sein Glück damit wohl ausgeschöpft, denn nachdem er sich den Mund mit der Rückseite der Hand abgewischt hatte und nachhause torkeln wollte, gab es ein <text:soft-page-break/>leises 'pop' und <text:s/>Sven fiel, Gesicht voraus, tot auf den Boden. Aus dem Einschussloch zwischen seinen Augen sickerte ein dunkles Rinnsal. Sofort sprang eine Autotür auf und eine große Gestallt entstieg hastig dem Wagen. Jetzt musste es schnell gehen. Toms blasses Gesicht hob sich von dem Dunkel der Nacht ab, als er zu der Leiche eilte. Er griff dem Toten unter den Achseln und schleifte ihn zurück zu seinem Wagen. Keine Leiche, kein Verbrechen, dachte er als er gehetzt die von spärlich beleuchtete Straße nach möglichen Zeugen absuchte. Niemand zu sehen <text:span text:style-name="T1">.</text:span></text:p>
      <text:p text:style-name="Text_20_body">Anderthalb Stunden später, die Sonne war bereits am Aufgehen, kam Tom endlich erschöpft nach Hause. Er öffnete die Tür seines Apartments, zog sich seine Klamotten aus und ließ sie beim Laufen einfach auf den Boden fallen. Mit dem Gewicht seines Körpers stemmte er die Schlafzimmertür auf und schmiss sich auf sein Bett und schlief umgehend ein.</text:p>
      <text:p text:style-name="Text_20_body"><text:s/>Nach einem erholsamen Schlaf öffnete Tom zufrieden die Augen. Heute war der erste Tag seitdem er den Auftrag angenommen hatte, an dem er nicht diesem übergewichtigem Volltrottel beschatten musste. Es war alles andere als angenehm gewesen, diesen hässlichen Kerl auf Schritt und tritt zu folgen. Aber Tom war ein Profi, und als Profi ließ man sich Zeit und plante, anstatt gleich blöd herumzuballern. <text:s/>Also hatte er es durchgestanden und Informationen über Sven gesammelt. Außerdem waren die 20.000€ eine gerechte Entschädigung für seine Mühen gewesen. Nachdem Tom aufgestanden und genüsslich an seinem Espresso nippte, überdachte er den Fall nochmal. Sven hatte bei den falschen Leuten gewettet. Solange er souverän verlor, war das kein Problem gewesen, aber nach seinem großem Gewinn, der sich ironischer Weise als sein größter Verlust herausstellte, hatte sich das geändert. Es war billiger Sven verschwinden zu lassen, als ihn auszubezahlen, also hatte man einen Auftragsmörder bestellt. Das war wirklich einfacher als man denkt. Wie andere sich Klamotten bestellten, lebte Tom davon, dass Leute einen Mord bei ihm bestellten. Das ganze lief im verstecktem Bereich des Internets, dem Darknet, in dem Tom seine eigene Seite samt Bewertungssystem vertrieb. Hatte man sie erst gefunden, musste ein Klient lediglich ein online Formular ausfüllen und der Auftrag war gestellt. Daraufhin bekommt Tom jedes mal eine Email und kann dann entscheiden ob er den Fall annimmt oder eben nicht. Für die Bezahlung gilt:</text:p>
      <text:list xml:id="list6099406684909986141" text:style-name="L2">
        <text:list-item>
          <text:p text:style-name="P2">normaler Mord: 20.000€</text:p>
        </text:list-item>
        <text:list-item>
          <text:p text:style-name="P2">Mord an Polizisten je nach Dienstrang: 50.000€ bis 100.000€</text:p>
        </text:list-item>
        <text:list-item>
          <text:p text:style-name="P2">Journalisten: 50.000€</text:p>
        </text:list-item>
        <text:list-item>
          <text:p text:style-name="P2">Geschäftsmänner: 50.000€ bist 200.000€</text:p>
        </text:list-item>
        <text:list-item>
          <text:p text:style-name="P2">Ehemann/Ehefrau vom Vermögen des Opfers abhängig</text:p>
        </text:list-item>
      </text:list>
      <text:p text:style-name="Text_20_body"/>
      <text:p text:style-name="Text_20_body">Lasst Euch zuerst gesagt sein, dass diese Seite Vertrauenswürdig ist. Falls Ihr Euch fragt warum man einen Auftragsmörder online bestellen sollte, dann lasst mich das Euch sagen: Weil es absolut anonym ist, wovon sowohl Ihr, als auch ich nur profitieren. Ihr müsst keine Sorgen haben, dass ein Mörder weiß wie ihr ausseht und wo ihr wohnt, und ich brauch mich nicht davor fürchten, dass Ihr der Polizei meine Identität preisgeben könnt. Diese Webseite läuft über anonyme Server, die Ihr nur über den anonymen Browser 'Tor' aufrufen könnt. Bezahlung läuft über die anonyme digitale Währung Bitcoin. Unterm Strich heißt das, keiner von uns kann den anderen ins Gefängnis bringen. Das einzige Risiko dass du zu tragen hast, ist die Hälfte der Bezahlung, die im Voraus gezahlt werden muss.</text:p>
      <text:p text:style-name="Text_20_body"/>
      <text:p text:style-name="Text_20_body"/>
      <text:p text:style-name="Text_20_body"/>
      <text:p text:style-name="Text_20_body">Tom war ein Profi. Tagelang hatte er sein Opfer nach spioniert und dabei nicht aus den Augen gelassen. Aus den gesammelten Informationen hatte er einen Plan gemacht und erst dann <text:soft-page-break/>zugeschlagen. Er verscharrt die Leiche und geht zurück in sein tolles Apartment. Am nächsten Tag kommt schon der nächste Auftrag. Das Geschäft boomt. Über Darknet bekommt er den Auftrag eine Frau zu töten, die Schwester/Kusine des Auftraggebers (Man muss ein online Formular ausfüllen um seine Dienste beanspruchen zu können, darunter auch Angaben zum Motiv und der Beziehung zum Opfer). Er informiert sich erst online über Ziel. Dann geht er vor Ort und holt weitere Infos ein. Mit wem trifft sie sich, Gewohnheiten, Rituale... </text:p>
      <text:p text:style-name="Text_20_body">Als er sie sieht findet er sie sehr attraktiv. Er bricht bei ihr ein und installiert Kameras und Abhörwanzen in der Wohnung. Sie ist süß. Er verliebt sich in sie und ist im Zwietracht mit sich selbst. Er genießt einen guten Ruf und will ihn nicht kaputt machen, aber diese Frau gefällt ihm. Letztendlich entscheidet er sich dagegen und tötet stattdessen den Auftraggeber, um sie vor zukünftigen Killern zu schützen. Er versucht tagelang verzweifelt mit ihr (die um ihren Bruder trauert) ins gespräch zu kommen und macht pläne, als er bemerkt, dass er sich durch den Mord des Bruders Feinde gemacht hat: Die Frau des Bruders, die die Schwester im Verdacht hat, den Bruder (ihren Mann) des Erbes wegen getötet zu haben, was das Motiv des Bruders war, sic seiner Schwester zu entledigen. Sie ist gefährlich und hinter der Liebe von Tom her. Tom rettet sie von einem Anschlag aus Rache und ist mit ihr auf der Flucht. Auf der Flucht erzählt er ihr was los ist, aber nicht woher er das alles weiß, aus Angst dass sie das Abchreckt. Zusammen stellen sie der Ehefrau des toten Bruders eine Falle, und nachdem der Plan aufging und sie die Leiche verstecken, verlieben sie sich und kommen zusamm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ristian Zeitzschel</meta:initial-creator>
    <meta:creation-date>2018-07-30T15:52:14.98</meta:creation-date>
    <dc:date>2018-08-01T14:28:01.89</dc:date>
    <meta:editing-duration>P1DT5H44M53S</meta:editing-duration>
    <meta:editing-cycles>32</meta:editing-cycles>
    <meta:generator>OpenOffice/4.1.5$Win32 OpenOffice.org_project/415m1$Build-9789</meta:generator>
    <meta:document-statistic meta:table-count="0" meta:image-count="0" meta:object-count="0" meta:page-count="5" meta:paragraph-count="24" meta:word-count="1730" meta:character-count="10670"/>
  </office:meta>
</office:document-meta>
</file>